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ans-Italic" svg:font-family="LiberationSans-Italic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72bf44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Sans-Italic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Sans-Italic" fo:language="none" fo:country="none" fo:font-style="italic" style:font-name-asian="LiberationSans-Italic" style:language-asian="none" style:country-asian="none" style:font-style-asian="italic" style:font-name-complex="LiberationSans-Italic" style:language-complex="none" style:country-complex="none" style:font-style-complex="italic"/>
    </style:style>
    <style:style style:name="T1" style:family="text">
      <style:text-properties style:font-name="LiberationSans-Italic" fo:font-style="italic" style:font-name-asian="LiberationSans-Italic" style:font-name-complex="LiberationSans-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mac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module</text:p>
          </table:table-cell>
          <table:table-cell table:number-columns-repeated="4"/>
          <table:table-cell office:value-type="string" calcext:value-type="string">
            <text:p>PeekPokeT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activat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mac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rt_in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rt_out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REG_dual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_NVDLA_CMAC_reg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_NVDLA_CMAC_REG_singl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ams" table:style-name="ta1">
        <table:table-column table:style-name="co1" table:number-columns-repeated="7" table:default-cell-style-name="Default"/>
        <table:table-column table:style-name="co1" table:default-cell-style-name="ce2"/>
        <table:table-row table:style-name="ro1">
          <table:table-cell table:style-name="ce3" office:value-type="string" calcext:value-type="string">
            <text:p>nv_rams_rws dout failed, but pass the tester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nv_rams_rwspdout_r failed, dout failed, but pass the tester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nv_rams_rwspdout failed due to the same reason with 1&amp;2, haven’t tested on tester yet</text:p>
          </table:table-cell>
          <table:table-cell table:number-columns-repeated="7"/>
        </table:table-row>
        <table:table-row table:style-name="ro1" table:number-rows-repeated="104857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libs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row table:style-name="ro1">
          <table:table-cell table:number-columns-repeated="5"/>
          <table:table-cell office:value-type="string" calcext:value-type="string">
            <text:p>ppt</text:p>
          </table:table-cell>
          <table:table-cell/>
          <table:table-cell office:value-type="string" calcext:value-type="string">
            <text:p>equiv_check</text:p>
          </table:table-cell>
        </table:table-row>
        <table:table-row table:style-name="ro1">
          <table:table-cell table:style-name="ce3" office:value-type="string" calcext:value-type="string">
            <text:p>AN2D4PO4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table:style-name="ce3" office:value-type="string" calcext:value-type="string">
            <text:p>CKLNQD12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table:style-name="ce3" office:value-type="string" calcext:value-type="string">
            <text:p>CKLNQD12PO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table:style-name="ce3" office:value-type="string" calcext:value-type="string">
            <text:p>BC_Pipe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S_Pip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UX2D4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UX2HDD2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R2D1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 table:number-rows-repeated="104856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cc" table:style-name="ta1">
        <table:table-column table:style-name="co1" table:number-columns-repeated="7" table:default-cell-style-name="Default"/>
        <table:table-column table:style-name="co1" table:default-cell-style-name="ce2"/>
        <table:table-row table:style-name="ro1">
          <table:table-cell table:style-name="ce4" office:value-type="string" calcext:value-type="string">
            <text:p>NV_NVDLA_CACC_CALC_int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pan text:style-name="T1">Unproven $equiv $auto$equiv_make.cc:241:find_same_wires$369: \out_partial_valid_gold \out_partial_valid_gate</text:span></text:p>
            <text:p><text:span text:style-name="T1">Unproven $equiv $auto$equiv_make.cc:241:find_same_wires$334: \out_final_valid_gold \out_final_valid_gate</text:span></text:p>
            <text:p><text:span text:style-name="T1">Unproven $equiv $auto$equiv_make.cc:241:find_same_wires$333: \out_final_sat_gold \out_final_sat_gate</text:span></text:p>
            <text:p><text:span text:style-name="T1">Unproven $equiv $auto$equiv_make.cc:270:find_same_wires$264: \i_sat_vld_gold \i_sat_vld_gate</text:span></text:p>
            <text:p><text:span text:style-name="T1">Unproven $equiv $auto$equiv_make.cc:270:find_same_wires$263: \i_sat_sel_gold \i_sat_sel_gate</text:span></text:p>
          </table:table-cell>
          <table:table-cell table:number-columns-repeated="7"/>
        </table:table-row>
        <table:table-row table:style-name="ro1" table:number-rows-repeated="104857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pb2csb" table:style-name="ta1">
        <table:table-column table:style-name="co1" table:number-columns-repeated="7" table:default-cell-style-name="Default"/>
        <table:table-column table:style-name="co1" table:default-cell-style-name="ce2"/>
        <table:table-row table:style-name="ro1">
          <table:table-cell table:style-name="ce3" office:value-type="string" calcext:value-type="string">
            <text:p>Trying to prove $equiv for \rd_trans_low: failed.</text:p>
          </table:table-cell>
          <table:table-cell table:number-columns-repeated="7"/>
        </table:table-row>
        <table:table-row table:style-name="ro1" table:number-rows-repeated="10485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6" table:style-name="ta1">
        <table:table-column table:style-name="co1" table:number-columns-repeated="7" table:default-cell-style-name="Default"/>
        <table:table-column table:style-name="co1" table:default-cell-style-name="ce2"/>
        <table:table-row table:style-name="ro1" table:number-rows-repeated="104857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ans-Italic" svg:font-family="LiberationSans-Italic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 style:data-style-name="N2" text:time-value="15:18:06.0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1.1$Windows_X86_64 LibreOffice_project/60bfb1526849283ce2491346ed2aa51c465abfe6</meta:generator>
    <dc:date>2019-12-12T15:32:59.287000000</dc:date>
    <meta:editing-duration>PT3M48S</meta:editing-duration>
    <meta:editing-cycles>1</meta:editing-cycles>
    <meta:document-statistic meta:table-count="6" meta:cell-count="45" meta:object-count="0"/>
  </office:meta>
</office:document-meta>
</file>